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8.885cm"/>
    </style:style>
    <style:style style:name="co4" style:family="table-column">
      <style:table-column-properties fo:break-before="auto" style:column-width="3.833cm"/>
    </style:style>
    <style:style style:name="co5" style:family="table-column">
      <style:table-column-properties fo:break-before="auto" style:column-width="3.806cm"/>
    </style:style>
    <style:style style:name="co6" style:family="table-column">
      <style:table-column-properties fo:break-before="auto" style:column-width="18.73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b8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420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ardwar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iste über alle aktiven Hardware Projekte:</text:p>
          </table:table-cell>
          <table:table-cell table:number-columns-repeated="2"/>
          <table:table-cell table:style-name="ce3" office:value-type="string" table:number-columns-spanned="3" table:number-rows-spanned="1">
            <text:p>Diese Datei wird nur von Matthias Fechner editiert!</text:p>
          </table:table-cell>
          <table:covered-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Hardware Kategorie</text:p>
          </table:table-cell>
          <table:table-cell table:style-name="ce2" office:value-type="string">
            <text:p>Gehäuseform</text:p>
          </table:table-cell>
          <table:table-cell table:style-name="ce2" office:value-type="string">
            <text:p>Projektverzeichnis (bezogen auf trunk/hardware)</text:p>
          </table:table-cell>
          <table:table-cell table:style-name="ce2" office:value-type="string">
            <text:p>Projektleiter (Name)</text:p>
          </table:table-cell>
          <table:table-cell table:style-name="ce2" office:value-type="string">
            <text:p>Projektleiter (Email)</text:p>
          </table:table-cell>
          <table:table-cell table:style-name="ce2" office:value-type="string">
            <text:p>Beschreibung</text:p>
          </table:table-cell>
        </table:table-row>
        <table:table-row table:style-name="ro3">
          <table:table-cell office:value-type="string">
            <text:p>controller</text:p>
          </table:table-cell>
          <table:table-cell office:value-type="string">
            <text:p>4TE</text:p>
          </table:table-cell>
          <table:table-cell office:value-type="string">
            <text:p>controller/atmega168p_4te</text:p>
          </table:table-cell>
          <table:table-cell office:value-type="string">
            <text:p>Matthias Fechner</text:p>
          </table:table-cell>
          <table:table-cell office:value-type="string">
            <text:p><text:a xlink:href="mailto:idefix@fechner.net">idefix@fechner.net</text:a></text:p>
          </table:table-cell>
          <table:table-cell office:value-type="string">
            <text:p>Kontrollerboard mit ATMega168P im REG 4 Gehäuse</text:p>
          </table:table-cell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4TE</text:p>
          </table:table-cell>
          <table:table-cell office:value-type="string">
            <text:p>controller/lpc922_4te</text:p>
          </table:table-cell>
          <table:table-cell office:value-type="string">
            <text:p>Andreas Krebs</text:p>
          </table:table-cell>
          <table:table-cell table:style-name="ce4" office:value-type="string">
            <text:p><text:a xlink:href="mailto:Andreas%20Krebs%20%3Ckubi@krebsworld.de%3E">kubi@krebsworld.de</text:a> </text:p>
          </table:table-cell>
          <table:table-cell office:value-type="string">
            <text:p>Kontrollerboard mit LPC922 im REG 4 Gehäuse</text:p>
          </table:table-cell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2TE</text:p>
          </table:table-cell>
          <table:table-cell office:value-type="string">
            <text:p>controller/lpc922_2te</text:p>
          </table:table-cell>
          <table:table-cell office:value-type="string">
            <text:p>Andreas Krebs</text:p>
          </table:table-cell>
          <table:table-cell table:style-name="ce4" office:value-type="string">
            <text:p><text:a xlink:href="mailto:Andreas%20Krebs%20%3Ckubi@krebsworld.de%3E">kubi@krebsworld.de</text:a> </text:p>
          </table:table-cell>
          <table:table-cell office:value-type="string">
            <text:p>Kontrollerboard mit LPC922 im REG 2 Gehäuse</text:p>
          </table:table-cell>
        </table:table-row>
        <table:table-row table:style-name="ro2">
          <table:table-cell office:value-type="string">
            <text:p>controller</text:p>
          </table:table-cell>
          <table:table-cell office:value-type="string">
            <text:p>UP</text:p>
          </table:table-cell>
          <table:table-cell office:value-type="string">
            <text:p>controller/lpc922_up_ba</text:p>
          </table:table-cell>
          <table:table-cell office:value-type="string">
            <text:p>Andreas Krebs</text:p>
          </table:table-cell>
          <table:table-cell table:style-name="ce4" office:value-type="string">
            <text:p><text:a xlink:href="mailto:Andreas%20Krebs%20%3Ckubi@krebsworld.de%3E">kubi@krebsworld.de</text:a> </text:p>
          </table:table-cell>
          <table:table-cell office:value-type="string">
            <text:p>Kontrollerboard mit LPC922 im UP Gehäuse für Blindabdeckung</text:p>
          </table:table-cell>
        </table:table-row>
        <table:table-row table:style-name="ro2">
          <table:table-cell office:value-type="string">
            <text:p>controlle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module</text:p>
          </table:table-cell>
          <table:table-cell/>
          <table:table-cell office:value-type="string">
            <text:p>module/kombisensor</text:p>
          </table:table-cell>
          <table:table-cell office:value-type="string">
            <text:p>Andreas Krebs</text:p>
          </table:table-cell>
          <table:table-cell table:style-name="ce4" office:value-type="string">
            <text:p><text:a xlink:href="mailto:Andreas%20Krebs%20%3Ckubi@krebsworld.de%3E">kubi@krebsworld.de</text:a> </text:p>
          </table:table-cell>
          <table:table-cell office:value-type="string">
            <text:p>Kombisensor auf lpc922 Basis mit Temperatur und Helligkeitssensor im Gehäuse ET206 oder PK101-111</text:p>
          </table:table-cell>
        </table:table-row>
        <table:table-row table:style-name="ro2">
          <table:table-cell table:number-columns-repeated="4"/>
          <table:table-cell table:style-name="ce4"/>
          <table:table-cell/>
        </table:table-row>
        <table:table-row table:style-name="ro2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8in_230V_4te</text:p>
          </table:table-cell>
          <table:table-cell table:number-columns-repeated="3"/>
        </table:table-row>
        <table:table-row table:style-name="ro2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8in_24VDC_4te</text:p>
          </table:table-cell>
          <table:table-cell table:number-columns-repeated="3"/>
        </table:table-row>
        <table:table-row table:style-name="ro2">
          <table:table-cell office:value-type="string">
            <text:p>application</text:p>
          </table:table-cell>
          <table:table-cell office:value-type="string">
            <text:p>4TE</text:p>
          </table:table-cell>
          <table:table-cell office:value-type="string">
            <text:p>application/kombi_relais_8out_4te</text:p>
          </table:table-cell>
          <table:table-cell table:number-columns-repeated="3"/>
        </table:table-row>
        <table:table-row table:style-name="ro2">
          <table:table-cell office:value-type="string">
            <text:p>application</text:p>
          </table:table-cell>
          <table:table-cell table:number-columns-repeated="5"/>
        </table:table-row>
      </table:table>
      <table:table table:name="Software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8">08.05.2009</text:date>, <text:time>23:05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ias Fechner</meta:initial-creator>
    <meta:creation-date>2009-05-08T21:14:14.66</meta:creation-date>
    <dc:date>2009-05-08T23:05:01.23</dc:date>
    <dc:creator>Matthias Fechner</dc:creator>
    <meta:editing-duration>PT01H45M23S</meta:editing-duration>
    <meta:editing-cycles>3</meta:editing-cycles>
    <meta:generator>OpenOffice.org/3.1$Win32 OpenOffice.org_project/310m11$Build-9399</meta:generator>
    <meta:document-statistic meta:table-count="2" meta:cell-count="48" meta:object-count="0"/>
  </office:meta>
</office:document-meta>
</file>